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textarea-vertical-align="top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eneric 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nfaat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Dapat menghindari kesalahan ketik, memaksa hanya memproses satu tipe data saja</text:p>
              </text:list-item>
              <text:list-item>
                <text:p text:style-name="P2">Casting tidak diperlukan lagi</text:p>
              </text:list-item>
              <text:list-item>
                <text:p text:style-name="P2">Kode akan diperiksa pada saat compile, sehingga mengurangi bug pada saat runtim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amaan Parameter</text:p>
          </draw:text-box>
        </draw:frame>
        <draw:frame presentation:style-name="pr7" draw:text-style-name="P3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3">T : Type</text:p>
              </text:list-item>
              <text:list-item>
                <text:p text:style-name="P3">E : Element</text:p>
              </text:list-item>
              <text:list-item>
                <text:p text:style-name="P3">K : Key</text:p>
              </text:list-item>
              <text:list-item>
                <text:p text:style-name="P3">N : Number</text:p>
              </text:list-item>
              <text:list-item>
                <text:p text:style-name="P3">V : Value</text:p>
                <text:p text:style-name="P3"/>
                <text:p text:style-name="P3">dan</text:p>
              </text:list-item>
              <text:list-item>
                <text:p text:style-name="P3">? : Wildcar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1T23:16:42.556893899</dc:date>
    <meta:editing-duration>PT12H38M58S</meta:editing-duration>
    <meta:editing-cycles>25</meta:editing-cycles>
    <meta:generator>LibreOffice/4.2.8.2$Linux_X86_64 LibreOffice_project/420m0$Build-2</meta:generator>
    <dc:creator>P Tamami</dc:creator>
    <meta:document-statistic meta:object-count="58"/>
  </office:meta>
</office:document-meta>
</file>